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90cc1" officeooo:paragraph-rsid="00090cc1" style:font-weight-asian="bold" style:font-weight-complex="bold"/>
    </style:style>
    <style:style style:name="P2" style:family="paragraph" style:parent-style-name="Standard">
      <style:paragraph-properties fo:break-before="page"/>
      <style:text-properties fo:font-weight="bold" officeooo:rsid="000ddc15" officeooo:paragraph-rsid="000ddc15" style:font-weight-asian="bold" style:font-weight-complex="bold"/>
    </style:style>
    <style:style style:name="P3" style:family="paragraph" style:parent-style-name="Standard">
      <style:text-properties fo:font-weight="bold" officeooo:rsid="000ddc15" officeooo:paragraph-rsid="000ddc15" style:font-weight-asian="bold" style:font-weight-complex="bold"/>
    </style:style>
    <style:style style:name="P4" style:family="paragraph" style:parent-style-name="Standard">
      <style:text-properties officeooo:paragraph-rsid="00090cc1"/>
    </style:style>
    <style:style style:name="P5" style:family="paragraph" style:parent-style-name="Standard">
      <style:text-properties fo:font-weight="normal" officeooo:rsid="00090cc1" officeooo:paragraph-rsid="00090cc1" style:font-weight-asian="normal" style:font-weight-complex="normal"/>
    </style:style>
    <style:style style:name="P6" style:family="paragraph" style:parent-style-name="Standard">
      <style:text-properties officeooo:rsid="00090cc1" officeooo:paragraph-rsid="00090cc1"/>
    </style:style>
    <style:style style:name="P7" style:family="paragraph" style:parent-style-name="Standard">
      <style:text-properties officeooo:rsid="000aa280" officeooo:paragraph-rsid="000aa280"/>
    </style:style>
    <style:style style:name="P8" style:family="paragraph" style:parent-style-name="Standard">
      <style:text-properties officeooo:rsid="000bb44e" officeooo:paragraph-rsid="000aa280"/>
    </style:style>
    <style:style style:name="P9" style:family="paragraph" style:parent-style-name="Standard">
      <style:text-properties officeooo:rsid="000bb44e" officeooo:paragraph-rsid="000bb44e"/>
    </style:style>
    <style:style style:name="P10" style:family="paragraph" style:parent-style-name="Standard">
      <style:text-properties officeooo:rsid="000c50a3" officeooo:paragraph-rsid="000c50a3"/>
    </style:style>
    <style:style style:name="T1" style:family="text">
      <style:text-properties fo:font-weight="normal" style:font-weight-asian="normal" style:font-weight-complex="normal"/>
    </style:style>
    <style:style style:name="T2" style:family="text">
      <style:text-properties fo:font-weight="normal" officeooo:rsid="00090cc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text:p>
      <text:p text:style-name="P5"/>
      <text:p text:style-name="P5">pada kesempatan ini, kami akan sharing tentang satu topik yang sangat penting dan perlu untuk kita semua kuasai yaitu adalah tentang personal branding. </text:p>
      <text:p text:style-name="P5"/>
      <text:p text:style-name="P4"><text:span text:style-name="T2">Kenapa personal branding itu penting? Nanti kita akan membahas lebih dalam lagi kenapa personal branding itu penting, dan apa tujuan nya ketika kita punya personal branding yang bagus, terus apa hubungannya dengan perusahaan.</text:span></text:p>
      <text:p text:style-name="P4"><text:span text:style-name="T2"/></text:p>
      <text:p text:style-name="P6"><text:span text:style-name="T1">Akan banyak pertanyaan yang muncul ketika kita membahas personal branding, yang pertama adalah apa itu personal branding, kemudian kenapa itu penting, apa tujuannya, dengan personal branding, apa yang akan kita dapatkan. Dan sebagainya</text:span></text:p>
      <text:p text:style-name="P6"><text:span text:style-name="T1"/></text:p>
      <text:p text:style-name="P6"><text:span text:style-name="T1">tapi yang lebih penting adalah kita semua perlu untuk mempunyai personal branding dengan tujuan adalah kita akan meniti karir kedepannya. </text:span></text:p>
      <text:p text:style-name="P6"><text:span text:style-name="T1"/></text:p>
      <text:p text:style-name="P7"><text:span text:style-name="T1">Kita akan mencoba memahami personal branding dengan cara melihat gambar-gambar berikut ini.</text:span></text:p>
      <text:p text:style-name="P7"><text:span text:style-name="T1"/></text:p>
      <text:p text:style-name="P7"><text:span text:style-name="T1">Yang pertama pasti anda tahu semua, rafi ahmad, karir nya sangat banyak, kemudian ditambah lagi usahanya juga sangat banyak, kemudian kalo dilihat dari penampilan masih biasa-biasa aja, walaupun tetap menggunakan barang-barang branded, tapi tidak terkesan terlalu glamour. </text:span></text:p>
      <text:p text:style-name="P8"><text:span text:style-name="T1"/></text:p>
      <text:p text:style-name="P9"><text:span text:style-name="T1">Berikutnya adalah agnez mo, salah satu artis yang bisa lolos melengkang ke panggung internasional, jadi bisa dikatakan agnez mo adalah artis yang sangat pintar dan bertalenta, dilihat dari penampilan nya agnez mo tidak terlalu menampilkan penampilan mewahnya, atau bisa dibilang biasa aja. </text:span></text:p>
      <text:p text:style-name="P9"><text:span text:style-name="T1"/></text:p>
      <text:p text:style-name="P10"><text:span text:style-name="T1">Terakhir ada syahrini, jika anda melihat pertama kali ketika tampil di layar kaca itu sudah cantik, mewah, kemudian dia sosialita dan dengan berbagai kemewahan lainnya. </text:span></text:p>
      <text:p text:style-name="P10"><text:span text:style-name="T1"/></text:p>
      <text:p text:style-name="P10"><text:span text:style-name="T1">Nah dari ketiga artis tadi kita bisa melihat, bagaimana brand yang dia munculkan dengan nilai-nilai individu yang ingin ditonjolkan oleh masing-masing artis.</text:span></text:p>
      <text:p text:style-name="P10"><text:span text:style-name="T1"/></text:p>
      <text:p text:style-name="P10"><text:span text:style-name="T1">Di pertemuan berikutnya kita akan membahas lagi, dengan nilai masing-masing individu, apa hubungan nya dengan personal branding. </text:span></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2">Menentukan personal value sebelum personal branding</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1T15:58:27.105795084</meta:creation-date>
    <dc:date>2022-02-21T16:44:28.705280960</dc:date>
    <meta:editing-duration>PT15M30S</meta:editing-duration>
    <meta:editing-cycles>2</meta:editing-cycles>
    <meta:generator>LibreOffice/7.2.5.2$Linux_X86_64 LibreOffice_project/20$Build-2</meta:generator>
    <meta:document-statistic meta:table-count="0" meta:image-count="0" meta:object-count="0" meta:page-count="2" meta:paragraph-count="12" meta:word-count="271" meta:character-count="1915" meta:non-whitespace-character-count="1650"/>
  </office:meta>
</office:document-meta>
</file>